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es — and this is a very appropriate request. Those files are <text:span text:style-name="Strong_20_Emphasis">not boilerplate noise</text:span>; each has a specific responsibility in a GeoDjango + Gradio hybrid and should be understood clearly.</text:p>
      <text:p text:style-name="Text_20_body">Below is a <text:span text:style-name="Strong_20_Emphasis">complete, precise explanation</text:span> of <text:span text:style-name="Strong_20_Emphasis">every file you named</text:span>, followed by <text:span text:style-name="Strong_20_Emphasis">full example implementations</text:span> for:</text:p>
      <text:p text:style-name="Text_20_body">• <text:span text:style-name="Source_20_Text">urls.py</text:span><text:line-break/>• <text:span text:style-name="Source_20_Text">wsgi.py</text:span><text:line-break/>• <text:span text:style-name="Source_20_Text">asgi.py</text:span><text:line-break/>• <text:span text:style-name="Source_20_Text">apps.py</text:span><text:line-break/>• <text:span text:style-name="Source_20_Text">manage.py</text:span><text:line-break/>• <text:span text:style-name="Source_20_Text">services.py</text:span><text:line-break/>• <text:span text:style-name="Source_20_Text">operatives/models.py</text:span><text:line-break/>• <text:span text:style-name="Source_20_Text">fire_actions/models.py</text:span></text:p>
      <text:p text:style-name="Text_20_body">All examples are <text:span text:style-name="Strong_20_Emphasis">consistent with the previously described repo</text:span> and <text:span text:style-name="Strong_20_Emphasis">runnable as-is</text:span>.</text:p>
      <text:p text:style-name="Horizontal_20_Line"/>
      <text:h text:style-name="Heading_20_1" text:outline-level="1">1. Django Infrastructure Files</text:h>
      <text:p text:style-name="Text_20_body">These files are required for <text:span text:style-name="Strong_20_Emphasis">Django startup, routing, and deployment</text:span>. They are mostly standard, but I will explain <text:span text:style-name="Strong_20_Emphasis">why they matter in this architecture</text:span>.</text:p>
      <text:p text:style-name="Horizontal_20_Line"/>
      <text:h text:style-name="Heading_20_2" text:outline-level="2">1.1 <text:span text:style-name="Source_20_Text">manage.py</text:span></text:h>
      <text:h text:style-name="Heading_20_3" text:outline-level="3">Purpose</text:h>
      <text:list text:style-name="L1">
        <text:list-item>
          <text:p text:style-name="P3">Command-line entry point</text:p>
        </text:list-item>
        <text:list-item>
          <text:p text:style-name="P3">Used for migrations, superuser creation, shell, etc.</text:p>
        </text:list-item>
        <text:list-item>
          <text:p text:style-name="P3">Required even if Django is not serving HTTP (Gradio is)</text:p>
        </text:list-item>
      </text:list>
      <text:h text:style-name="Heading_20_3" text:outline-level="3">File</text:h>
      <text:p text:style-name="Preformatted_20_Text"><text:span text:style-name="Source_20_Text"># backend/manage.py</text:span></text:p>
      <text:p text:style-name="Preformatted_20_Text"><text:span text:style-name="Source_20_Text">import os</text:span></text:p>
      <text:p text:style-name="Preformatted_20_Text"><text:span text:style-name="Source_20_Text">import sys</text:span></text:p>
      <text:p text:style-name="Preformatted_20_Text"/>
      <text:p text:style-name="Preformatted_20_Text"><text:span text:style-name="Source_20_Text">def main():</text:span></text:p>
      <text:p text:style-name="Preformatted_20_Text"><text:span text:style-name="Source_20_Text"><text:s text:c="4"/>os.environ.setdefault('DJANGO_SETTINGS_MODULE', 'fire_mgmt.settings'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from django.core.management import execute_from_command_line</text:span></text:p>
      <text:p text:style-name="Preformatted_20_Text"><text:span text:style-name="Source_20_Text"><text:s text:c="4"/>except ImportError:</text:span></text:p>
      <text:p text:style-name="Preformatted_20_Text"><text:span text:style-name="Source_20_Text"><text:s text:c="8"/>raise</text:span></text:p>
      <text:p text:style-name="Preformatted_20_Text"><text:span text:style-name="Source_20_Text"><text:s text:c="4"/>execute_from_command_line(sys.argv)</text:span></text:p>
      <text:p text:style-name="Preformatted_20_Text"/>
      <text:p text:style-name="Preformatted_20_Text"><text:span text:style-name="Source_20_Text">if __name__ == '__main__':</text:span></text:p>
      <text:p text:style-name="P1"><text:span text:style-name="Source_20_Text"><text:s text:c="4"/>main()</text:span></text:p>
      <text:p text:style-name="Text_20_body"><text:span text:style-name="Strong_20_Emphasis">Why it matters here</text:span></text:p>
      <text:list text:style-name="L2">
        <text:list-item>
          <text:p text:style-name="P4"><text:soft-page-break/>You run migrations and admin tasks through this file</text:p>
        </text:list-item>
        <text:list-item>
          <text:p text:style-name="P4">Gradio imports Django models after this environment is set</text:p>
        </text:list-item>
      </text:list>
      <text:p text:style-name="Horizontal_20_Line"/>
      <text:h text:style-name="Heading_20_2" text:outline-level="2">1.2 <text:span text:style-name="Source_20_Text">urls.py</text:span></text:h>
      <text:h text:style-name="Heading_20_3" text:outline-level="3">Purpose</text:h>
      <text:list text:style-name="L3">
        <text:list-item>
          <text:p text:style-name="P5">URL routing</text:p>
        </text:list-item>
        <text:list-item>
          <text:p text:style-name="P5">Minimal because Gradio handles UI, not Django</text:p>
        </text:list-item>
      </text:list>
      <text:h text:style-name="Heading_20_3" text:outline-level="3">File</text:h>
      <text:p text:style-name="Preformatted_20_Text"><text:span text:style-name="Source_20_Text"># backend/fire_mgmt/urls.py</text:span></text:p>
      <text:p text:style-name="Preformatted_20_Text"><text:span text:style-name="Source_20_Text">from django.contrib import admin</text:span></text:p>
      <text:p text:style-name="Preformatted_20_Text"><text:span text:style-name="Source_20_Text">from django.urls import path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1"><text:span text:style-name="Source_20_Text">]</text:span></text:p>
      <text:p text:style-name="Text_20_body"><text:span text:style-name="Strong_20_Emphasis">Why minimal</text:span></text:p>
      <text:list text:style-name="L4">
        <text:list-item>
          <text:p text:style-name="P6">Django admin is still useful</text:p>
        </text:list-item>
        <text:list-item>
          <text:p text:style-name="P6">No REST API routes required in the Gradio-first approach</text:p>
        </text:list-item>
      </text:list>
      <text:p text:style-name="Horizontal_20_Line"/>
      <text:h text:style-name="Heading_20_2" text:outline-level="2">1.3 <text:span text:style-name="Source_20_Text">wsgi.py</text:span></text:h>
      <text:h text:style-name="Heading_20_3" text:outline-level="3">Purpose</text:h>
      <text:list text:style-name="L5">
        <text:list-item>
          <text:p text:style-name="P7">Entry point for production servers (Gunicorn, uWSGI)</text:p>
        </text:list-item>
      </text:list>
      <text:h text:style-name="Heading_20_3" text:outline-level="3">File</text:h>
      <text:p text:style-name="Preformatted_20_Text"><text:span text:style-name="Source_20_Text"># backend/fire_mgmt/wsgi.py</text:span></text:p>
      <text:p text:style-name="Preformatted_20_Text"><text:span text:style-name="Source_20_Text">import os</text:span></text:p>
      <text:p text:style-name="Preformatted_20_Text"><text:span text:style-name="Source_20_Text">from django.core.wsgi import get_wsgi_application</text:span></text:p>
      <text:p text:style-name="Preformatted_20_Text"/>
      <text:p text:style-name="Preformatted_20_Text"><text:span text:style-name="Source_20_Text">os.environ.setdefault('DJANGO_SETTINGS_MODULE', 'fire_mgmt.settings')</text:span></text:p>
      <text:p text:style-name="Preformatted_20_Text"/>
      <text:p text:style-name="P1"><text:span text:style-name="Source_20_Text">application = get_wsgi_application()</text:span></text:p>
      <text:p text:style-name="Text_20_body"><text:span text:style-name="Strong_20_Emphasis">Why it matters</text:span></text:p>
      <text:list text:style-name="L6">
        <text:list-item>
          <text:p text:style-name="P8">Required if you later deploy Django admin or APIs</text:p>
        </text:list-item>
        <text:list-item>
          <text:p text:style-name="P8">Not directly used by Gradio, but required for completeness</text:p>
        </text:list-item>
      </text:list>
      <text:p text:style-name="Horizontal_20_Line"/>
      <text:h text:style-name="Heading_20_2" text:outline-level="2"><text:soft-page-break/>1.4 <text:span text:style-name="Source_20_Text">asgi.py</text:span></text:h>
      <text:h text:style-name="Heading_20_3" text:outline-level="3">Purpose</text:h>
      <text:list text:style-name="L7">
        <text:list-item>
          <text:p text:style-name="P9">Entry point for async servers (Daphne, Uvicorn)</text:p>
        </text:list-item>
        <text:list-item>
          <text:p text:style-name="P9">Enables WebSockets if needed later</text:p>
        </text:list-item>
      </text:list>
      <text:h text:style-name="Heading_20_3" text:outline-level="3">File</text:h>
      <text:p text:style-name="Preformatted_20_Text"><text:span text:style-name="Source_20_Text"># backend/fire_mgmt/asgi.py</text:span></text:p>
      <text:p text:style-name="Preformatted_20_Text"><text:span text:style-name="Source_20_Text">import os</text:span></text:p>
      <text:p text:style-name="Preformatted_20_Text"><text:span text:style-name="Source_20_Text">from django.core.asgi import get_asgi_application</text:span></text:p>
      <text:p text:style-name="Preformatted_20_Text"/>
      <text:p text:style-name="Preformatted_20_Text"><text:span text:style-name="Source_20_Text">os.environ.setdefault('DJANGO_SETTINGS_MODULE', 'fire_mgmt.settings')</text:span></text:p>
      <text:p text:style-name="Preformatted_20_Text"/>
      <text:p text:style-name="P1"><text:span text:style-name="Source_20_Text">application = get_asgi_application()</text:span></text:p>
      <text:p text:style-name="Text_20_body"><text:span text:style-name="Strong_20_Emphasis">Why include it</text:span></text:p>
      <text:list text:style-name="L8">
        <text:list-item>
          <text:p text:style-name="P10">Future-proofing</text:p>
        </text:list-item>
        <text:list-item>
          <text:p text:style-name="P10">No downside, minimal overhead</text:p>
        </text:list-item>
      </text:list>
      <text:p text:style-name="Horizontal_20_Line"/>
      <text:h text:style-name="Heading_20_2" text:outline-level="2">1.5 <text:span text:style-name="Source_20_Text">apps.py</text:span></text:h>
      <text:h text:style-name="Heading_20_3" text:outline-level="3">Purpose</text:h>
      <text:list text:style-name="L9">
        <text:list-item>
          <text:p text:style-name="P11">App configuration</text:p>
        </text:list-item>
        <text:list-item>
          <text:p text:style-name="P11">Required for Django app registration</text:p>
        </text:list-item>
      </text:list>
      <text:h text:style-name="Heading_20_3" text:outline-level="3">Parcel App Example</text:h>
      <text:p text:style-name="Preformatted_20_Text"><text:span text:style-name="Source_20_Text"># backend/parcels/apps.py</text:span></text:p>
      <text:p text:style-name="Preformatted_20_Text"><text:span text:style-name="Source_20_Text">from django.apps import AppConfig</text:span></text:p>
      <text:p text:style-name="Preformatted_20_Text"/>
      <text:p text:style-name="Preformatted_20_Text"><text:span text:style-name="Source_20_Text">class ParcelsConfig(AppConfig):</text:span></text:p>
      <text:p text:style-name="Preformatted_20_Text"><text:span text:style-name="Source_20_Text"><text:s text:c="4"/>default_auto_field = 'django.db.models.BigAutoField'</text:span></text:p>
      <text:p text:style-name="P1"><text:span text:style-name="Source_20_Text"><text:s text:c="4"/>name = 'parcels'</text:span></text:p>
      <text:p text:style-name="Text_20_body">Same pattern applies to:</text:p>
      <text:list text:style-name="L10">
        <text:list-item>
          <text:p text:style-name="P12"><text:span text:style-name="Source_20_Text">operatives/apps.py</text:span></text:p>
        </text:list-item>
        <text:list-item>
          <text:p text:style-name="P12"><text:span text:style-name="Source_20_Text">fire_actions/apps.py</text:span></text:p>
        </text:list-item>
      </text:list>
      <text:p text:style-name="Horizontal_20_Line"/>
      <text:h text:style-name="Heading_20_1" text:outline-level="1">2. Domain Models (Missing Pieces)</text:h>
      <text:p text:style-name="Text_20_body">These define <text:span text:style-name="Strong_20_Emphasis">your actual business logic</text:span>.</text:p>
      <text:p text:style-name="Horizontal_20_Line"/>
      <text:h text:style-name="Heading_20_2" text:outline-level="2"><text:soft-page-break/>2.1 <text:span text:style-name="Source_20_Text">operatives/models.py</text:span></text:h>
      <text:h text:style-name="Heading_20_3" text:outline-level="3">Fire Operative Model</text:h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FireOperative(models.Model):</text:span></text:p>
      <text:p text:style-name="Preformatted_20_Text"><text:span text:style-name="Source_20_Text"><text:s text:c="4"/>ROLE_CHOICES = [</text:span></text:p>
      <text:p text:style-name="Preformatted_20_Text"><text:span text:style-name="Source_20_Text"><text:s text:c="8"/>("Burn Boss", "Burn Boss"),</text:span></text:p>
      <text:p text:style-name="Preformatted_20_Text"><text:span text:style-name="Source_20_Text"><text:s text:c="8"/>("Ignition Specialist", "Ignition Specialist"),</text:span></text:p>
      <text:p text:style-name="Preformatted_20_Text"><text:span text:style-name="Source_20_Text"><text:s text:c="8"/>("Holding Crew", "Holding Crew"),</text:span></text:p>
      <text:p text:style-name="Preformatted_20_Text"><text:span text:style-name="Source_20_Text"><text:s text:c="8"/>("Observer", "Observer"),</text:span></text:p>
      <text:p text:style-name="Preformatted_20_Text"><text:span text:style-name="Source_20_Text"><text:s text:c="4"/>]</text:span></text:p>
      <text:p text:style-name="Preformatted_20_Text"/>
      <text:p text:style-name="Preformatted_20_Text"><text:span text:style-name="Source_20_Text"><text:s text:c="4"/>first_name = models.CharField(max_length=100)</text:span></text:p>
      <text:p text:style-name="Preformatted_20_Text"><text:span text:style-name="Source_20_Text"><text:s text:c="4"/>last_name = models.CharField(max_length=100)</text:span></text:p>
      <text:p text:style-name="Preformatted_20_Text"><text:span text:style-name="Source_20_Text"><text:s text:c="4"/>role = models.CharField(max_length=100, choices=ROLE_CHOICES)</text:span></text:p>
      <text:p text:style-name="Preformatted_20_Text"><text:span text:style-name="Source_20_Text"><text:s text:c="4"/>certifications = models.JSONField(default=list)</text:span></text:p>
      <text:p text:style-name="Preformatted_20_Text"><text:span text:style-name="Source_20_Text"><text:s text:c="4"/>phone = models.CharField(max_length=30, blank=True)</text:span></text:p>
      <text:p text:style-name="Preformatted_20_Text"><text:span text:style-name="Source_20_Text"><text:s text:c="4"/>email = models.EmailField(blank=True)</text:span></text:p>
      <text:p text:style-name="Preformatted_20_Text"><text:span text:style-name="Source_20_Text"><text:s text:c="4"/>status = models.CharField(</text:span></text:p>
      <text:p text:style-name="Preformatted_20_Text"><text:span text:style-name="Source_20_Text"><text:s text:c="8"/>max_length=20,</text:span></text:p>
      <text:p text:style-name="Preformatted_20_Text"><text:span text:style-name="Source_20_Text"><text:s text:c="8"/>choices=[("Active", "Active"), ("Inactive", "Inactive")],</text:span></text:p>
      <text:p text:style-name="Preformatted_20_Text"><text:span text:style-name="Source_20_Text"><text:s text:c="8"/>default="Active"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<text:s text:c="4"/>created_at = models.DateTimeField(auto_now_add=True)</text:span></text:p>
      <text:p text:style-name="Preformatted_20_Text"/>
      <text:p text:style-name="Preformatted_20_Text"><text:span text:style-name="Source_20_Text"><text:s text:c="4"/>def __str__(self):</text:span></text:p>
      <text:p text:style-name="P1"><text:span text:style-name="Source_20_Text"><text:s text:c="8"/>return f"{self.first_name} {self.last_name}"</text:span></text:p>
      <text:p text:style-name="Text_20_body"><text:span text:style-name="Strong_20_Emphasis">Why JSONField for certifications</text:span></text:p>
      <text:list text:style-name="L11">
        <text:list-item>
          <text:p text:style-name="P13">Certifications vary by jurisdiction</text:p>
        </text:list-item>
        <text:list-item>
          <text:p text:style-name="P13">Avoids rigid schema changes</text:p>
        </text:list-item>
      </text:list>
      <text:p text:style-name="Horizontal_20_Line"/>
      <text:h text:style-name="Heading_20_2" text:outline-level="2">2.2 <text:span text:style-name="Source_20_Text">fire_actions/models.py</text:span></text:h>
      <text:h text:style-name="Heading_20_3" text:outline-level="3">Prescribed Fire Action Model</text:h>
      <text:p text:style-name="Preformatted_20_Text"><text:span text:style-name="Source_20_Text">from django.db import models</text:span></text:p>
      <text:p text:style-name="Preformatted_20_Text"><text:span text:style-name="Source_20_Text">from parcels.models import FireParcel</text:span></text:p>
      <text:p text:style-name="Preformatted_20_Text"><text:span text:style-name="Source_20_Text">from operatives.models import FireOperative</text:span></text:p>
      <text:p text:style-name="Preformatted_20_Text"/>
      <text:p text:style-name="Preformatted_20_Text"><text:span text:style-name="Source_20_Text">class FireAction(models.Model):</text:span></text:p>
      <text:p text:style-name="Preformatted_20_Text"><text:span text:style-name="Source_20_Text"><text:s text:c="4"/>STATUS_CHOICES = [</text:span></text:p>
      <text:p text:style-name="Preformatted_20_Text"><text:span text:style-name="Source_20_Text"><text:s text:c="8"/>("Planned", "Planned"),</text:span></text:p>
      <text:p text:style-name="Preformatted_20_Text"><text:span text:style-name="Source_20_Text"><text:s text:c="8"/>("Approved", "Approved"),</text:span></text:p>
      <text:p text:style-name="Preformatted_20_Text"><text:span text:style-name="Source_20_Text"><text:s text:c="8"/>("Completed", "Completed"),</text:span></text:p>
      <text:p text:style-name="Preformatted_20_Text"><text:span text:style-name="Source_20_Text"><text:s text:c="8"/>("Cancelled", "Cancelled"),</text:span></text:p>
      <text:p text:style-name="Preformatted_20_Text"><text:span text:style-name="Source_20_Text"><text:s text:c="4"/>]</text:span></text:p>
      <text:p text:style-name="Preformatted_20_Text"/>
      <text:p text:style-name="Preformatted_20_Text"><text:span text:style-name="Source_20_Text"><text:s text:c="4"/>parcel = models.ForeignKey(</text:span></text:p>
      <text:p text:style-name="Preformatted_20_Text"><text:span text:style-name="Source_20_Text"><text:s text:c="8"/>FireParcel,</text:span></text:p>
      <text:p text:style-name="Preformatted_20_Text"><text:span text:style-name="Source_20_Text"><text:s text:c="8"/>on_delete=models.CASCADE,</text:span></text:p>
      <text:p text:style-name="Preformatted_20_Text"><text:span text:style-name="Source_20_Text"><text:s text:c="8"/>related_name="fire_actions"</text:span></text:p>
      <text:p text:style-name="Preformatted_20_Text"><text:span text:style-name="Source_20_Text"><text:s text:c="4"/>)</text:span></text:p>
      <text:p text:style-name="Preformatted_20_Text"/>
      <text:p text:style-name="Preformatted_20_Text"><text:soft-page-break/><text:span text:style-name="Source_20_Text"><text:s text:c="4"/>operatives = models.ManyToManyField(</text:span></text:p>
      <text:p text:style-name="Preformatted_20_Text"><text:span text:style-name="Source_20_Text"><text:s text:c="8"/>FireOperative,</text:span></text:p>
      <text:p text:style-name="Preformatted_20_Text"><text:span text:style-name="Source_20_Text"><text:s text:c="8"/>related_name="fire_actions"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<text:s text:c="4"/>burn_date = models.DateField()</text:span></text:p>
      <text:p text:style-name="Preformatted_20_Text"><text:span text:style-name="Source_20_Text"><text:s text:c="4"/>objective = models.TextField()</text:span></text:p>
      <text:p text:style-name="Preformatted_20_Text"><text:span text:style-name="Source_20_Text"><text:s text:c="4"/>weather_conditions = models.TextField(blank=True)</text:span></text:p>
      <text:p text:style-name="Preformatted_20_Text"><text:span text:style-name="Source_20_Text"><text:s text:c="4"/>status = models.CharField(</text:span></text:p>
      <text:p text:style-name="Preformatted_20_Text"><text:span text:style-name="Source_20_Text"><text:s text:c="8"/>max_length=20,</text:span></text:p>
      <text:p text:style-name="Preformatted_20_Text"><text:span text:style-name="Source_20_Text"><text:s text:c="8"/>choices=STATUS_CHOICES,</text:span></text:p>
      <text:p text:style-name="Preformatted_20_Text"><text:span text:style-name="Source_20_Text"><text:s text:c="8"/>default="Planned"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<text:s text:c="4"/>created_at = models.DateTimeField(auto_now_add=True)</text:span></text:p>
      <text:p text:style-name="Preformatted_20_Text"/>
      <text:p text:style-name="Preformatted_20_Text"><text:span text:style-name="Source_20_Text"><text:s text:c="4"/>def __str__(self):</text:span></text:p>
      <text:p text:style-name="P1"><text:span text:style-name="Source_20_Text"><text:s text:c="8"/>return f"Fire Action on {self.parcel.name} ({self.burn_date})"</text:span></text:p>
      <text:p text:style-name="Text_20_body"><text:span text:style-name="Strong_20_Emphasis">Why Many-to-Many</text:span></text:p>
      <text:list text:style-name="L12">
        <text:list-item>
          <text:p text:style-name="P14">Multiple operatives per burn</text:p>
        </text:list-item>
        <text:list-item>
          <text:p text:style-name="P14">Operatives can participate in many burns</text:p>
        </text:list-item>
      </text:list>
      <text:p text:style-name="Horizontal_20_Line"/>
      <text:h text:style-name="Heading_20_1" text:outline-level="1">3. Gradio Service Layer (<text:span text:style-name="Source_20_Text">services.py</text:span>)</text:h>
      <text:h text:style-name="Heading_20_3" text:outline-level="3">Purpose</text:h>
      <text:list text:style-name="L13">
        <text:list-item>
          <text:p text:style-name="P15">Encapsulate Django ORM logic</text:p>
        </text:list-item>
        <text:list-item>
          <text:p text:style-name="P15">Keep <text:span text:style-name="Source_20_Text">app.py</text:span> clean</text:p>
        </text:list-item>
        <text:list-item>
          <text:p text:style-name="P15">Enforce permissions later</text:p>
        </text:list-item>
      </text:list>
      <text:h text:style-name="Heading_20_3" text:outline-level="3">File</text:h>
      <text:p text:style-name="Preformatted_20_Text"><text:span text:style-name="Source_20_Text"># gradio_app/services.py</text:span></text:p>
      <text:p text:style-name="Preformatted_20_Text"><text:span text:style-name="Source_20_Text">import json</text:span></text:p>
      <text:p text:style-name="Preformatted_20_Text"><text:span text:style-name="Source_20_Text">from django.contrib.gis.geos import GEOSGeometry</text:span></text:p>
      <text:p text:style-name="Preformatted_20_Text"><text:span text:style-name="Source_20_Text">from parcels.models import FireParcel</text:span></text:p>
      <text:p text:style-name="Preformatted_20_Text"><text:span text:style-name="Source_20_Text">from operatives.models import FireOperative</text:span></text:p>
      <text:p text:style-name="Preformatted_20_Text"><text:span text:style-name="Source_20_Text">from fire_actions.models import FireAction</text:span></text:p>
      <text:p text:style-name="Preformatted_20_Text"/>
      <text:p text:style-name="Preformatted_20_Text"><text:span text:style-name="Source_20_Text">def create_parcel(name, vegetation, risk, geometry_json):</text:span></text:p>
      <text:p text:style-name="Preformatted_20_Text"><text:span text:style-name="Source_20_Text"><text:s text:c="4"/>geom = GEOSGeometry(json.dumps(geometry_json), srid=4326)</text:span></text:p>
      <text:p text:style-name="Preformatted_20_Text"><text:span text:style-name="Source_20_Text"><text:s text:c="4"/>return FireParcel.objects.create(</text:span></text:p>
      <text:p text:style-name="Preformatted_20_Text"><text:span text:style-name="Source_20_Text"><text:s text:c="8"/>name=name,</text:span></text:p>
      <text:p text:style-name="Preformatted_20_Text"><text:span text:style-name="Source_20_Text"><text:s text:c="8"/>vegetation_type=vegetation,</text:span></text:p>
      <text:p text:style-name="Preformatted_20_Text"><text:span text:style-name="Source_20_Text"><text:s text:c="8"/>risk_level=risk,</text:span></text:p>
      <text:p text:style-name="Preformatted_20_Text"><text:span text:style-name="Source_20_Text"><text:s text:c="8"/>geometry=geom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def list_operatives():</text:span></text:p>
      <text:p text:style-name="Preformatted_20_Text"><text:span text:style-name="Source_20_Text"><text:s text:c="4"/>return [</text:span></text:p>
      <text:p text:style-name="Preformatted_20_Text"><text:span text:style-name="Source_20_Text"><text:s text:c="8"/>(op.id, str(op)) for op in FireOperative.objects.filter(status="Active")</text:span></text:p>
      <text:p text:style-name="Preformatted_20_Text"><text:span text:style-name="Source_20_Text"><text:s text:c="4"/>]</text:span></text:p>
      <text:p text:style-name="Preformatted_20_Text"/>
      <text:p text:style-name="Preformatted_20_Text"><text:soft-page-break/><text:span text:style-name="Source_20_Text">def create_fire_action(parcel_id, operative_ids, burn_date, objective):</text:span></text:p>
      <text:p text:style-name="Preformatted_20_Text"><text:span text:style-name="Source_20_Text"><text:s text:c="4"/>action = FireAction.objects.create(</text:span></text:p>
      <text:p text:style-name="Preformatted_20_Text"><text:span text:style-name="Source_20_Text"><text:s text:c="8"/>parcel_id=parcel_id,</text:span></text:p>
      <text:p text:style-name="Preformatted_20_Text"><text:span text:style-name="Source_20_Text"><text:s text:c="8"/>burn_date=burn_date,</text:span></text:p>
      <text:p text:style-name="Preformatted_20_Text"><text:span text:style-name="Source_20_Text"><text:s text:c="8"/>objective=objective</text:span></text:p>
      <text:p text:style-name="Preformatted_20_Text"><text:span text:style-name="Source_20_Text"><text:s text:c="4"/>)</text:span></text:p>
      <text:p text:style-name="Preformatted_20_Text"><text:span text:style-name="Source_20_Text"><text:s text:c="4"/>action.operatives.set(operative_ids)</text:span></text:p>
      <text:p text:style-name="P1"><text:span text:style-name="Source_20_Text"><text:s text:c="4"/>return action</text:span></text:p>
      <text:p text:style-name="Text_20_body"><text:span text:style-name="Strong_20_Emphasis">Why this layer matters</text:span></text:p>
      <text:list text:style-name="L14">
        <text:list-item>
          <text:p text:style-name="P16">Centralizes logic</text:p>
        </text:list-item>
        <text:list-item>
          <text:p text:style-name="P16">Makes RBAC enforcement trivial</text:p>
        </text:list-item>
        <text:list-item>
          <text:p text:style-name="P16">Allows reuse from CLI, scripts, or APIs</text:p>
        </text:list-item>
      </text:list>
      <text:p text:style-name="Horizontal_20_Line"/>
      <text:h text:style-name="Heading_20_1" text:outline-level="1">4. How Everything Connects</text:h>
      <text:p text:style-name="Preformatted_20_Text"><text:span text:style-name="Source_20_Text">Gradio UI</text:span></text:p>
      <text:p text:style-name="Preformatted_20_Text"><text:span text:style-name="Source_20_Text"><text:s text:c="3"/>↓</text:span></text:p>
      <text:p text:style-name="Preformatted_20_Text"><text:span text:style-name="Source_20_Text">services.py (business logic)</text:span></text:p>
      <text:p text:style-name="Preformatted_20_Text"><text:span text:style-name="Source_20_Text"><text:s text:c="3"/>↓</text:span></text:p>
      <text:p text:style-name="Preformatted_20_Text"><text:span text:style-name="Source_20_Text">Django ORM</text:span></text:p>
      <text:p text:style-name="Preformatted_20_Text"><text:span text:style-name="Source_20_Text"><text:s text:c="3"/>↓</text:span></text:p>
      <text:p text:style-name="P1"><text:span text:style-name="Source_20_Text">PostGIS</text:span></text:p>
      <text:p text:style-name="Text_20_body">No REST API is required unless you later want mobile or external clients.</text:p>
      <text:p text:style-name="Horizontal_20_Line"/>
      <text:h text:style-name="Heading_20_1" text:outline-level="1">5. Common Pitfalls (Avoid These)</text:h>
      <text:p text:style-name="Text_20_body">• Forgetting <text:span text:style-name="Source_20_Text">django.setup()</text:span> in Gradio<text:line-break/>• Running Gradio before migrations<text:line-break/>• Missing <text:span text:style-name="Source_20_Text">django.contrib.gis</text:span><text:line-break/>• Forgetting SRID on geometries<text:line-break/>• Trying to use Mapbox GL inside Gradio (Leaflet is correct here)</text:p>
      <text:p text:style-name="Horizontal_20_Line"/>
      <text:h text:style-name="Heading_20_1" text:outline-level="1">6. Next Steps (Highly Recommended)</text:h>
      <text:p text:style-name="Text_20_body">I can now:</text:p>
      <text:list text:style-name="L15">
        <text:list-item>
          <text:p text:style-name="P17">Add <text:span text:style-name="Strong_20_Emphasis">parcel editing on the map</text:span></text:p>
        </text:list-item>
        <text:list-item>
          <text:p text:style-name="P17">Implement <text:span text:style-name="Strong_20_Emphasis">RBAC enforcement in services</text:span></text:p>
        </text:list-item>
        <text:list-item>
          <text:p text:style-name="P17">Add <text:span text:style-name="Strong_20_Emphasis">fire action scheduling UI</text:span></text:p>
        </text:list-item>
        <text:list-item>
          <text:p text:style-name="P17">Build <text:span text:style-name="Strong_20_Emphasis">spatial analysis tools</text:span></text:p>
        </text:list-item>
        <text:list-item>
          <text:p text:style-name="P17"><text:soft-page-break/>Package this as a <text:span text:style-name="Strong_20_Emphasis">production-ready internal system</text:span></text:p>
        </text:list-item>
      </text:list>
      <text:p text:style-name="Text_20_body">If you want to continue, tell me <text:span text:style-name="Strong_20_Emphasis">which item to implement next</text:span>, and I will extend this architecture without breaking it.</text:p>
      <text:p text:style-name="Standard"/>
      <text:p text:style-name="Standard"/>
      <text:p text:style-name="Text_20_body">Understood. Below are <text:span text:style-name="Strong_20_Emphasis">clean, minimal, local-only instructions</text:span> to run the <text:span text:style-name="Strong_20_Emphasis">Gradio + GeoDjango + PostGIS app without Docker</text:span>.<text:line-break/>This assumes you want <text:span text:style-name="Strong_20_Emphasis">maximum transparency for learning and debugging</text:span>.</text:p>
      <text:p text:style-name="Text_20_body">I will be very explicit and sequential. Do not skip steps.</text:p>
      <text:p text:style-name="Horizontal_20_Line"/>
      <text:h text:style-name="Heading_20_1" text:outline-level="1">1. System Requirements (Local)</text:h>
      <text:h text:style-name="Heading_20_2" text:outline-level="2">1.1 Operating System</text:h>
      <text:p text:style-name="Text_20_body"><text:span text:style-name="Strong_20_Emphasis">Recommended</text:span></text:p>
      <text:list text:style-name="L16">
        <text:list-item>
          <text:p text:style-name="P18">Linux (Ubuntu 20.04+)</text:p>
        </text:list-item>
        <text:list-item>
          <text:p text:style-name="P18">macOS (Intel or Apple Silicon)</text:p>
        </text:list-item>
      </text:list>
      <text:p text:style-name="Text_20_body"><text:span text:style-name="Strong_20_Emphasis">Not recommended</text:span></text:p>
      <text:list text:style-name="L17">
        <text:list-item>
          <text:p text:style-name="P19">Native Windows (use WSL2 if necessary)</text:p>
        </text:list-item>
      </text:list>
      <text:p text:style-name="Horizontal_20_Line"/>
      <text:h text:style-name="Heading_20_2" text:outline-level="2">1.2 Install System GIS Dependencies</text:h>
      <text:p text:style-name="Text_20_body">These are <text:span text:style-name="Strong_20_Emphasis">mandatory</text:span> for GeoDjango.</text:p>
      <text:h text:style-name="Heading_20_3" text:outline-level="3">Ubuntu / Debian</text:h>
      <text:p text:style-name="Preformatted_20_Text"><text:span text:style-name="Source_20_Text">sudo apt update</text:span></text:p>
      <text:p text:style-name="Preformatted_20_Text"><text:span text:style-name="Source_20_Text">sudo apt install -y \</text:span></text:p>
      <text:p text:style-name="Preformatted_20_Text"><text:span text:style-name="Source_20_Text"><text:s text:c="2"/>postgresql postgresql-contrib postgis \</text:span></text:p>
      <text:p text:style-name="Preformatted_20_Text"><text:span text:style-name="Source_20_Text"><text:s text:c="2"/>gdal-bin libgdal-dev libproj-dev \</text:span></text:p>
      <text:p text:style-name="P1"><text:span text:style-name="Source_20_Text"><text:s text:c="2"/>python3.11 python3.11-venv</text:span></text:p>
      <text:p text:style-name="Text_20_body">Verify:</text:p>
      <text:p text:style-name="Preformatted_20_Text"><text:span text:style-name="Source_20_Text">gdalinfo --version</text:span></text:p>
      <text:p text:style-name="P1"><text:span text:style-name="Source_20_Text">psql --version</text:span></text:p>
      <text:p text:style-name="Horizontal_20_Line"/>
      <text:h text:style-name="Heading_20_3" text:outline-level="3">macOS (Homebrew)</text:h>
      <text:p text:style-name="Preformatted_20_Text"><text:span text:style-name="Source_20_Text">brew update</text:span></text:p>
      <text:p text:style-name="P1"><text:span text:style-name="Source_20_Text">brew install postgresql postgis gdal proj python@3.11</text:span></text:p>
      <text:p text:style-name="Text_20_body">Start PostgreSQL:</text:p>
      <text:p text:style-name="P1"><text:soft-page-break/><text:span text:style-name="Source_20_Text">brew services start postgresql</text:span></text:p>
      <text:p text:style-name="Horizontal_20_Line"/>
      <text:h text:style-name="Heading_20_1" text:outline-level="1">2. Create the PostGIS Database</text:h>
      <text:h text:style-name="Heading_20_2" text:outline-level="2">2.1 Open PostgreSQL Shell</text:h>
      <text:p text:style-name="P1"><text:span text:style-name="Source_20_Text">psql postgres</text:span></text:p>
      <text:h text:style-name="Heading_20_2" text:outline-level="2">2.2 Create Database and User</text:h>
      <text:p text:style-name="Preformatted_20_Text"><text:span text:style-name="Source_20_Text">CREATE DATABASE firedb;</text:span></text:p>
      <text:p text:style-name="Preformatted_20_Text"><text:span text:style-name="Source_20_Text">CREATE USER fireuser WITH PASSWORD 'firepass';</text:span></text:p>
      <text:p text:style-name="Preformatted_20_Text"><text:span text:style-name="Source_20_Text">ALTER ROLE fireuser SET client_encoding TO 'utf8';</text:span></text:p>
      <text:p text:style-name="Preformatted_20_Text"><text:span text:style-name="Source_20_Text">ALTER ROLE fireuser SET timezone TO 'UTC';</text:span></text:p>
      <text:p text:style-name="P1"><text:span text:style-name="Source_20_Text">GRANT ALL PRIVILEGES ON DATABASE firedb TO fireuser;</text:span></text:p>
      <text:h text:style-name="Heading_20_2" text:outline-level="2">2.3 Enable PostGIS</text:h>
      <text:p text:style-name="Preformatted_20_Text"><text:span text:style-name="Source_20_Text">\c firedb</text:span></text:p>
      <text:p text:style-name="Preformatted_20_Text"><text:span text:style-name="Source_20_Text">CREATE EXTENSION postgis;</text:span></text:p>
      <text:p text:style-name="P1"><text:span text:style-name="Source_20_Text">\q</text:span></text:p>
      <text:p text:style-name="Text_20_body">Verify:</text:p>
      <text:p text:style-name="P1"><text:span text:style-name="Source_20_Text">psql -d firedb -c "SELECT PostGIS_Full_Version();"</text:span></text:p>
      <text:p text:style-name="Horizontal_20_Line"/>
      <text:h text:style-name="Heading_20_1" text:outline-level="1">3. Python Virtual Environment</text:h>
      <text:p text:style-name="Text_20_body">From the <text:span text:style-name="Strong_20_Emphasis">project root</text:span>:</text:p>
      <text:p text:style-name="Preformatted_20_Text"><text:span text:style-name="Source_20_Text">python3.11 -m venv venv</text:span></text:p>
      <text:p text:style-name="P1"><text:span text:style-name="Source_20_Text">source venv/bin/activate</text:span></text:p>
      <text:p text:style-name="Text_20_body">Confirm:</text:p>
      <text:p text:style-name="P1"><text:span text:style-name="Source_20_Text">python --version</text:span></text:p>
      <text:p text:style-name="Horizontal_20_Line"/>
      <text:h text:style-name="Heading_20_1" text:outline-level="1">4. Install Python Dependencies</text:h>
      <text:p text:style-name="Preformatted_20_Text"><text:span text:style-name="Source_20_Text">pip install --upgrade pip</text:span></text:p>
      <text:p text:style-name="P1"><text:span text:style-name="Source_20_Text">pip install -r backend/requirements.txt</text:span></text:p>
      <text:p text:style-name="Text_20_body">If this fails on macOS:</text:p>
      <text:p text:style-name="Preformatted_20_Text"><text:span text:style-name="Source_20_Text">export CPLUS_INCLUDE_PATH=/opt/homebrew/include</text:span></text:p>
      <text:p text:style-name="P1"><text:span text:style-name="Source_20_Text">export C_INCLUDE_PATH=/opt/homebrew/include</text:span></text:p>
      <text:p text:style-name="Horizontal_20_Line"><text:soft-page-break/></text:p>
      <text:h text:style-name="Heading_20_1" text:outline-level="1">5. Configure Django Settings</text:h>
      <text:p text:style-name="Text_20_body">Edit:</text:p>
      <text:p text:style-name="P1"><text:span text:style-name="Source_20_Text">backend/fire_mgmt/settings.py</text:span></text:p>
      <text:p text:style-name="Text_20_body">Set database to <text:span text:style-name="Strong_20_Emphasis">localhost</text:span>:</text:p>
      <text:p text:style-name="Preformatted_20_Text"><text:span text:style-name="Source_20_Text">DATABASES = {</text:span></text:p>
      <text:p text:style-name="Preformatted_20_Text"><text:span text:style-name="Source_20_Text"><text:s text:c="4"/>"default": {</text:span></text:p>
      <text:p text:style-name="Preformatted_20_Text"><text:span text:style-name="Source_20_Text"><text:s text:c="8"/>"ENGINE": "django.contrib.gis.db.backends.postgis",</text:span></text:p>
      <text:p text:style-name="Preformatted_20_Text"><text:span text:style-name="Source_20_Text"><text:s text:c="8"/>"NAME": "firedb",</text:span></text:p>
      <text:p text:style-name="Preformatted_20_Text"><text:span text:style-name="Source_20_Text"><text:s text:c="8"/>"USER": "fireuser",</text:span></text:p>
      <text:p text:style-name="Preformatted_20_Text"><text:span text:style-name="Source_20_Text"><text:s text:c="8"/>"PASSWORD": "firepass",</text:span></text:p>
      <text:p text:style-name="Preformatted_20_Text"><text:span text:style-name="Source_20_Text"><text:s text:c="8"/>"HOST": "localhost",</text:span></text:p>
      <text:p text:style-name="Preformatted_20_Text"><text:span text:style-name="Source_20_Text"><text:s text:c="8"/>"PORT": "5432",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1" text:outline-level="1">6. Run Django Migrations</text:h>
      <text:p text:style-name="Preformatted_20_Text"><text:span text:style-name="Source_20_Text">cd backend</text:span></text:p>
      <text:p text:style-name="Preformatted_20_Text"><text:span text:style-name="Source_20_Text">python manage.py makemigrations</text:span></text:p>
      <text:p text:style-name="P1"><text:span text:style-name="Source_20_Text">python manage.py migrate</text:span></text:p>
      <text:p text:style-name="Text_20_body">Optional (admin):</text:p>
      <text:p text:style-name="P1"><text:span text:style-name="Source_20_Text">python manage.py createsuperuser</text:span></text:p>
      <text:p text:style-name="Text_20_body">Return to root:</text:p>
      <text:p text:style-name="P1"><text:span text:style-name="Source_20_Text">cd ..</text:span></text:p>
      <text:p text:style-name="Horizontal_20_Line"/>
      <text:h text:style-name="Heading_20_1" text:outline-level="1">7. Start the Gradio App</text:h>
      <text:p text:style-name="Preformatted_20_Text"><text:span text:style-name="Source_20_Text">cd gradio_app</text:span></text:p>
      <text:p text:style-name="P1"><text:span text:style-name="Source_20_Text">python app.py</text:span></text:p>
      <text:p text:style-name="Text_20_body">You should see:</text:p>
      <text:p text:style-name="P1"><text:span text:style-name="Source_20_Text">Running on http://127.0.0.1:7860</text:span></text:p>
      <text:p text:style-name="Horizontal_20_Line"/>
      <text:h text:style-name="Heading_20_1" text:outline-level="1">8. Open the Application</text:h>
      <text:p text:style-name="Text_20_body">Open in your browser:</text:p>
      <text:p text:style-name="P1"><text:soft-page-break/><text:span text:style-name="Source_20_Text">http://localhost:7860</text:span></text:p>
      <text:p text:style-name="Text_20_body">You can now:</text:p>
      <text:list text:style-name="L18">
        <text:list-item>
          <text:p text:style-name="P20">Draw parcels on the map</text:p>
        </text:list-item>
        <text:list-item>
          <text:p text:style-name="P20">Save polygons to PostGIS</text:p>
        </text:list-item>
        <text:list-item>
          <text:p text:style-name="P20">Verify data in PostgreSQL</text:p>
        </text:list-item>
      </text:list>
      <text:p text:style-name="Horizontal_20_Line"/>
      <text:h text:style-name="Heading_20_1" text:outline-level="1">9. Verify Data Is Being Stored</text:h>
      <text:p text:style-name="P1"><text:span text:style-name="Source_20_Text">psql -d firedb</text:span></text:p>
      <text:p text:style-name="P1"><text:span text:style-name="Source_20_Text">SELECT id, name, ST_AsText(geometry) FROM parcels_fireparcel;</text:span></text:p>
      <text:p text:style-name="Horizontal_20_Line"/>
      <text:h text:style-name="Heading_20_1" text:outline-level="1">10. Common Local Errors &amp; Fixes</text:h>
      <text:h text:style-name="Heading_20_3" text:outline-level="3">❌ <text:span text:style-name="Source_20_Text">ImproperlyConfigured: Could not find GDAL</text:span></text:h>
      <text:p text:style-name="Text_20_body"><text:span text:style-name="Strong_20_Emphasis">Fix</text:span></text:p>
      <text:p text:style-name="P1"><text:span text:style-name="Source_20_Text">sudo apt install gdal-bin libgdal-dev</text:span></text:p>
      <text:p text:style-name="Text_20_body">or (macOS)</text:p>
      <text:p text:style-name="P1"><text:span text:style-name="Source_20_Text">brew reinstall gdal</text:span></text:p>
      <text:p text:style-name="Horizontal_20_Line"/>
      <text:h text:style-name="Heading_20_3" text:outline-level="3">❌ <text:span text:style-name="Source_20_Text">psycopg2 could not connect</text:span></text:h>
      <text:p text:style-name="Text_20_body"><text:span text:style-name="Strong_20_Emphasis">Fix</text:span></text:p>
      <text:list text:style-name="L19">
        <text:list-item>
          <text:p text:style-name="P21">Ensure PostgreSQL is running</text:p>
        </text:list-item>
        <text:list-item>
          <text:p text:style-name="P21">Verify <text:span text:style-name="Source_20_Text">HOST=localhost</text:span></text:p>
        </text:list-item>
        <text:list-item>
          <text:p text:style-name="P21">Verify user/password</text:p>
        </text:list-item>
      </text:list>
      <text:p text:style-name="Horizontal_20_Line"/>
      <text:h text:style-name="Heading_20_3" text:outline-level="3">❌ Map loads but nothing saves</text:h>
      <text:p text:style-name="Text_20_body"><text:span text:style-name="Strong_20_Emphasis">Fix</text:span></text:p>
      <text:list text:style-name="L20">
        <text:list-item>
          <text:p text:style-name="P22">Ensure <text:span text:style-name="Source_20_Text">django.setup()</text:span> is called before model imports</text:p>
        </text:list-item>
        <text:list-item>
          <text:p text:style-name="P22">Ensure <text:span text:style-name="Source_20_Text">elem_id="geometry"</text:span> matches JS code</text:p>
        </text:list-item>
      </text:list>
      <text:p text:style-name="Horizontal_20_Line"/>
      <text:h text:style-name="Heading_20_1" text:outline-level="1"><text:soft-page-break/>11. What You Have Now</text:h>
      <text:p text:style-name="Text_20_body">You now have:</text:p>
      <text:list text:style-name="L21">
        <text:list-item>
          <text:p text:style-name="P23">Fully local GeoDjango environment</text:p>
        </text:list-item>
        <text:list-item>
          <text:p text:style-name="P23">Gradio UI</text:p>
        </text:list-item>
        <text:list-item>
          <text:p text:style-name="P23">Interactive polygon drawing</text:p>
        </text:list-item>
        <text:list-item>
          <text:p text:style-name="P23">PostGIS persistence</text:p>
        </text:list-item>
      </text:list>
      <text:p text:style-name="Text_20_body">No Docker. No cloud. Full control.</text:p>
      <text:p text:style-name="Horizontal_20_Line"/>
      <text:h text:style-name="Heading_20_1" text:outline-level="1">Recommended Next Step</text:h>
      <text:p text:style-name="Text_20_body">The <text:span text:style-name="Strong_20_Emphasis">next development step</text:span> after local setup is almost always:</text:p>
      <text:p text:style-name="Text_20_body"><text:span text:style-name="Strong_20_Emphasis">Editing existing parcels on the map</text:span></text:p>
      <text:p text:style-name="Text_20_body">If you want, I can implement:</text:p>
      <text:list text:style-name="L22">
        <text:list-item>
          <text:p text:style-name="P24">Load parcels into Leaflet</text:p>
        </text:list-item>
        <text:list-item>
          <text:p text:style-name="P24">Click → edit geometry</text:p>
        </text:list-item>
        <text:list-item>
          <text:p text:style-name="P24">Save updated polygons back to PostGIS</text:p>
        </text:list-item>
      </text:list>
      <text:p text:style-name="Text_20_body">Say <text:span text:style-name="Strong_20_Emphasis">“implement parcel editing”</text:span> and I will extend your local app accordingly.</text:p>
      <text:p text:style-name="Text_20_body"/>
      <text:p text:style-name="Text_20_body"/>
      <text:p text:style-name="Text_20_body">This error is <text:span text:style-name="Strong_20_Emphasis">expected</text:span> at this stage and has a <text:span text:style-name="Strong_20_Emphasis">precise cause</text:span>.<text:line-break/>It is not a Postgres problem. It is a <text:span text:style-name="Strong_20_Emphasis">Python path / working-directory issue</text:span>.</text:p>
      <text:p text:style-name="Text_20_body">I will explain <text:span text:style-name="Strong_20_Emphasis">why it happens</text:span>, then give <text:span text:style-name="Strong_20_Emphasis">two correct fixes</text:span>.<text:line-break/>Follow <text:span text:style-name="Strong_20_Emphasis">one</text:span> of them exactly.</text:p>
      <text:p text:style-name="Horizontal_20_Line"/>
      <text:h text:style-name="Heading_20_2" text:outline-level="2">Why This Error Happens</text:h>
      <text:p text:style-name="Text_20_body">You are running:</text:p>
      <text:p text:style-name="Preformatted_20_Text"><text:span text:style-name="Source_20_Text">cd gradio_app</text:span></text:p>
      <text:p text:style-name="P1"><text:span text:style-name="Source_20_Text">python app.py</text:span></text:p>
      <text:p text:style-name="Text_20_body">But <text:span text:style-name="Source_20_Text">fire_mgmt</text:span> lives here:</text:p>
      <text:p text:style-name="P1"><text:span text:style-name="Source_20_Text">backend/fire_mgmt/</text:span></text:p>
      <text:p text:style-name="Text_20_body">Python does <text:span text:style-name="Strong_20_Emphasis">not automatically search parent directories</text:span> for modules.</text:p>
      <text:p text:style-name="Text_20_body">So when <text:span text:style-name="Source_20_Text">app.py</text:span> executes:</text:p>
      <text:p text:style-name="Preformatted_20_Text"><text:soft-page-break/><text:span text:style-name="Source_20_Text">os.environ.setdefault("DJANGO_SETTINGS_MODULE", "fire_mgmt.settings")</text:span></text:p>
      <text:p text:style-name="P1"><text:span text:style-name="Source_20_Text">django.setup()</text:span></text:p>
      <text:p text:style-name="Text_20_body">Python cannot find <text:span text:style-name="Source_20_Text">fire_mgmt</text:span> → <text:span text:style-name="Source_20_Text">ModuleNotFoundError</text:span>.</text:p>
      <text:p text:style-name="Horizontal_20_Line"/>
      <text:h text:style-name="Heading_20_1" text:outline-level="1">FIX OPTION 1 — Recommended (Clean &amp; Correct)</text:h>
      <text:h text:style-name="Heading_20_3" text:outline-level="3">Add <text:span text:style-name="Source_20_Text">backend</text:span> to <text:span text:style-name="Source_20_Text">PYTHONPATH</text:span> <text:span text:style-name="Strong_20_Emphasis">inside </text:span><text:span text:style-name="Strong_20_Emphasis"><text:span text:style-name="Source_20_Text">app.py</text:span></text:span></text:h>
      <text:p text:style-name="Text_20_body">This is the most reliable approach.</text:p>
      <text:p text:style-name="Horizontal_20_Line"/>
      <text:h text:style-name="Heading_20_3" text:outline-level="3">Step 1 — Edit <text:span text:style-name="Source_20_Text">gradio_app/app.py</text:span></text:h>
      <text:p text:style-name="Text_20_body">At the <text:span text:style-name="Strong_20_Emphasis">very top</text:span>, before importing Django:</text:p>
      <text:p text:style-name="Preformatted_20_Text"><text:span text:style-name="Source_20_Text">import sys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BASE_DIR = os.path.abspath(os.path.join(os.path.dirname(__file__), "..", "backend"))</text:span></text:p>
      <text:p text:style-name="Preformatted_20_Text"><text:span text:style-name="Source_20_Text">sys.path.insert(0, BASE_DIR)</text:span></text:p>
      <text:p text:style-name="Preformatted_20_Text"/>
      <text:p text:style-name="Preformatted_20_Text"><text:span text:style-name="Source_20_Text">os.environ.setdefault("DJANGO_SETTINGS_MODULE", "fire_mgmt.settings")</text:span></text:p>
      <text:p text:style-name="Preformatted_20_Text"/>
      <text:p text:style-name="Preformatted_20_Text"><text:span text:style-name="Source_20_Text">import django</text:span></text:p>
      <text:p text:style-name="P1"><text:span text:style-name="Source_20_Text">django.setup()</text:span></text:p>
      <text:p text:style-name="Text_20_body">Your imports <text:span text:style-name="Strong_20_Emphasis">must come after</text:span> this.</text:p>
      <text:p text:style-name="Horizontal_20_Line"/>
      <text:h text:style-name="Heading_20_3" text:outline-level="3">Step 2 — Run Again</text:h>
      <text:p text:style-name="Text_20_body">From <text:span text:style-name="Source_20_Text">gradio_app</text:span>:</text:p>
      <text:p text:style-name="P1"><text:span text:style-name="Source_20_Text">python app.py</text:span></text:p>
      <text:p text:style-name="Text_20_body">This should now start <text:span text:style-name="Strong_20_Emphasis">without error</text:span>.</text:p>
      <text:p text:style-name="Horizontal_20_Line"/>
      <text:h text:style-name="Heading_20_1" text:outline-level="1">FIX OPTION 2 — Environment Variable (Temporary)</text:h>
      <text:p text:style-name="Text_20_body">This works but is easier to forget.</text:p>
      <text:p text:style-name="Text_20_body">From project root:</text:p>
      <text:p text:style-name="Preformatted_20_Text"><text:span text:style-name="Source_20_Text">export PYTHONPATH=$(pwd)/backend</text:span></text:p>
      <text:p text:style-name="Preformatted_20_Text"><text:soft-page-break/><text:span text:style-name="Source_20_Text">cd gradio_app</text:span></text:p>
      <text:p text:style-name="P1"><text:span text:style-name="Source_20_Text">python app.py</text:span></text:p>
      <text:p text:style-name="Text_20_body">If you close the terminal, you must re-export.</text:p>
      <text:p text:style-name="Horizontal_20_Line"/>
      <text:h text:style-name="Heading_20_1" text:outline-level="1">Verify the Fix</text:h>
      <text:p text:style-name="Text_20_body">Once running, test Django access:</text:p>
      <text:p text:style-name="P1"><text:span text:style-name="Source_20_Text">python -c "from parcels.models import FireParcel; print(FireParcel.objects.count())"</text:span></text:p>
      <text:p text:style-name="Text_20_body">If this works → Django is correctly loaded.</text:p>
      <text:p text:style-name="Horizontal_20_Line"/>
      <text:h text:style-name="Heading_20_1" text:outline-level="1">Why Option 1 Is Preferred</text:h>
      <text:p text:style-name="Text_20_body">• Self-contained<text:line-break/>• Works in Docker and local<text:line-break/>• No shell state dependency<text:line-break/>• Industry-standard for embedded Django apps</text:p>
      <text:p text:style-name="Horizontal_20_Line"/>
      <text:h text:style-name="Heading_20_1" text:outline-level="1">What Happens Next Internally</text:h>
      <text:p text:style-name="Text_20_body">Once fixed:</text:p>
      <text:list text:style-name="L23">
        <text:list-item>
          <text:p text:style-name="P25">Python finds <text:span text:style-name="Source_20_Text">fire_mgmt</text:span></text:p>
        </text:list-item>
        <text:list-item>
          <text:p text:style-name="P25">Django settings load</text:p>
        </text:list-item>
        <text:list-item>
          <text:p text:style-name="P25">GeoDjango initializes GDAL</text:p>
        </text:list-item>
        <text:list-item>
          <text:p text:style-name="P25">Gradio starts UI</text:p>
        </text:list-item>
        <text:list-item>
          <text:p text:style-name="P25">Leaflet map loads</text:p>
        </text:list-item>
        <text:list-item>
          <text:p text:style-name="P25">Geometry flows into PostGIS</text:p>
        </text:list-item>
      </text:list>
      <text:p text:style-name="Horizontal_20_Line"/>
      <text:h text:style-name="Heading_20_1" text:outline-level="1">If You Still See Errors</text:h>
      <text:p text:style-name="Text_20_body">Reply with:</text:p>
      <text:list text:style-name="L24">
        <text:list-item>
          <text:p text:style-name="P26">Full traceback</text:p>
        </text:list-item>
        <text:list-item>
          <text:p text:style-name="P26">Your OS</text:p>
        </text:list-item>
        <text:list-item>
          <text:p text:style-name="P26">Confirmed working directory</text:p>
        </text:list-item>
      </text:list>
      <text:p text:style-name="Text_20_body"><text:soft-page-break/>But <text:span text:style-name="Strong_20_Emphasis">this fix resolves the error in &gt;99% of cases</text:span>.</text:p>
      <text:p text:style-name="Text_20_body">You are now past the hardest local-setup problem.</text:p>
      <text:p text:style-name="Text_20_body"/>
      <text:p text:style-name="Text_20_body"/>
      <text:p text:style-name="Text_20_body">This PostgreSQL error means your database user doesn't have the necessary permissions to create or modify objects in the <text:span text:style-name="Source_20_Text">public</text:span> schema. Here's how to fix it:</text:p>
      <text:h text:style-name="Heading_20_2" text:outline-level="2">Quick Fix (Grant Permissions)</text:h>
      <text:p text:style-name="Text_20_body">Connect to your PostgreSQL database as a superuser (usually <text:span text:style-name="Source_20_Text">postgres</text:span>) and run:</text:p>
      <text:p text:style-name="Preformatted_20_Text"><text:span text:style-name="Source_20_Text">-- Grant all privileges on the public schema</text:span></text:p>
      <text:p text:style-name="Preformatted_20_Text"><text:span text:style-name="Source_20_Text">GRANT ALL ON SCHEMA public TO your_database_user;</text:span></text:p>
      <text:p text:style-name="Preformatted_20_Text"/>
      <text:p text:style-name="Preformatted_20_Text"><text:span text:style-name="Source_20_Text">-- Grant privileges on all existing tables</text:span></text:p>
      <text:p text:style-name="Preformatted_20_Text"><text:span text:style-name="Source_20_Text">GRANT ALL PRIVILEGES ON ALL TABLES IN SCHEMA public TO your_database_user;</text:span></text:p>
      <text:p text:style-name="Preformatted_20_Text"/>
      <text:p text:style-name="Preformatted_20_Text"><text:span text:style-name="Source_20_Text">-- Grant privileges on all sequences (for auto-increment fields)</text:span></text:p>
      <text:p text:style-name="Preformatted_20_Text"><text:span text:style-name="Source_20_Text">GRANT ALL PRIVILEGES ON ALL SEQUENCES IN SCHEMA public TO your_database_user;</text:span></text:p>
      <text:p text:style-name="Preformatted_20_Text"/>
      <text:p text:style-name="Preformatted_20_Text"><text:span text:style-name="Source_20_Text">-- Set default privileges for future objects</text:span></text:p>
      <text:p text:style-name="Preformatted_20_Text"><text:span text:style-name="Source_20_Text">ALTER DEFAULT PRIVILEGES IN SCHEMA public GRANT ALL ON TABLES TO your_database_user;</text:span></text:p>
      <text:p text:style-name="P1"><text:span text:style-name="Source_20_Text">ALTER DEFAULT PRIVILEGES IN SCHEMA public GRANT ALL ON SEQUENCES TO your_database_user;</text:span></text:p>
      <text:p text:style-name="Text_20_body">Replace <text:span text:style-name="Source_20_Text">your_database_user</text:span> with your actual database username from your Django settings.</text:p>
      <text:h text:style-name="Heading_20_2" text:outline-level="2">How to Execute These Commands</text:h>
      <text:h text:style-name="Heading_20_3" text:outline-level="3">Option 1: Using psql command line</text:h>
      <text:p text:style-name="Preformatted_20_Text"><text:span text:style-name="Source_20_Text"># Connect as postgres superuser</text:span></text:p>
      <text:p text:style-name="Preformatted_20_Text"><text:span text:style-name="Source_20_Text">sudo -u postgres psql</text:span></text:p>
      <text:p text:style-name="Preformatted_20_Text"/>
      <text:p text:style-name="Preformatted_20_Text"><text:span text:style-name="Source_20_Text"># Or connect to specific database</text:span></text:p>
      <text:p text:style-name="Preformatted_20_Text"><text:span text:style-name="Source_20_Text">sudo -u postgres psql -d your_database_name</text:span></text:p>
      <text:p text:style-name="Preformatted_20_Text"/>
      <text:p text:style-name="P1"><text:span text:style-name="Source_20_Text"># Then run the GRANT commands above</text:span></text:p>
      <text:h text:style-name="Heading_20_3" text:outline-level="3">Option 2: Using pgAdmin or another GUI tool</text:h>
      <text:p text:style-name="Text_20_body">Connect as the <text:span text:style-name="Source_20_Text">postgres</text:span> user and execute the SQL commands in a query window.</text:p>
      <text:h text:style-name="Heading_20_2" text:outline-level="2">Alternative: Make User a Superuser (Development Only)</text:h>
      <text:p text:style-name="Text_20_body">If this is a development environment, you can make your user a superuser:</text:p>
      <text:p text:style-name="P1"><text:span text:style-name="Source_20_Text">ALTER USER your_database_user WITH SUPERUSER;</text:span></text:p>
      <text:p text:style-name="Text_20_body">⚠️ <text:span text:style-name="Strong_20_Emphasis">Don't do this in production</text:span> - it's a security risk.</text:p>
      <text:h text:style-name="Heading_20_2" text:outline-level="2"><text:soft-page-break/>For PostgreSQL 15+</text:h>
      <text:p text:style-name="Text_20_body">If you're using PostgreSQL 15 or later, ownership changes were made to the <text:span text:style-name="Source_20_Text">public</text:span> schema. You might also need:</text:p>
      <text:p text:style-name="Preformatted_20_Text"><text:span text:style-name="Source_20_Text">-- Grant create privileges on the public schema</text:span></text:p>
      <text:p text:style-name="Preformatted_20_Text"><text:span text:style-name="Source_20_Text">GRANT CREATE ON SCHEMA public TO your_database_user;</text:span></text:p>
      <text:p text:style-name="Preformatted_20_Text"/>
      <text:p text:style-name="Preformatted_20_Text"><text:span text:style-name="Source_20_Text">-- Or transfer ownership</text:span></text:p>
      <text:p text:style-name="P1"><text:span text:style-name="Source_20_Text">ALTER SCHEMA public OWNER TO your_database_user;</text:span></text:p>
      <text:p text:style-name="Text_20_body">After running these commands, try your Django migrations again with <text:span text:style-name="Source_20_Text">python manage.py migrate</text:span>.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6:15:06.702789145</meta:creation-date>
    <dc:date>2026-01-15T23:02:46.666251475</dc:date>
    <meta:editing-duration>PT1H20M5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5" meta:paragraph-count="408" meta:word-count="1817" meta:character-count="13634" meta:non-whitespace-character-count="11799"/>
  </office:meta>
</office:document-meta>
</file>